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9.6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10.2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29cm" fo:min-width="5.469cm"/>
    </style:style>
    <style:style style:name="gr13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5.084cm" fo:min-width="6.866cm"/>
    </style:style>
    <style:style style:name="gr16" style:family="graphic" style:parent-style-name="objectwithoutfill">
      <style:graphic-properties draw:stroke="solid" draw:stroke-dash="Dashed_20__28_var_29_" draw:marker-start="Square_20_45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71cm" fo:min-width="4.403cm"/>
    </style:style>
    <style:style style:name="gr2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09cm" fo:min-width="4.326cm"/>
    </style:style>
    <style:style style:name="gr22" style:family="graphic" style:parent-style-name="objectwithoutfill">
      <style:graphic-properties draw:marker-start="Square_20_45_20_unfilled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617cm" fo:min-width="4.376cm"/>
    </style:style>
    <style:style style:name="gr24" style:family="graphic" style:parent-style-name="Dashed_20_Proper">
      <style:graphic-properties draw:stroke="solid" svg:stroke-width="0cm" draw:marker-start="Diamond_20_unfilled" draw:marker-start-width="0.153cm" draw:marker-end-width="0.254cm" fo:padding-top="0.112cm" fo:padding-bottom="0.112cm" fo:padding-left="0.237cm" fo:padding-right="0.237cm"/>
    </style:style>
    <style:style style:name="gr25" style:family="graphic" style:parent-style-name="Dashed_20_Proper">
      <style:graphic-properties draw:stroke="none" draw:fill="none" fo:min-height="0.3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.5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116cm" svg:height="4.699cm" svg:x="1.298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</text:span><text:span text:style-name="T4">getLobby(): Lobby</text:span></text:p>
          <text:p text:style-name="P2"><text:span text:style-name="T3">+newPlayer(playerName): Player</text:span></text:p>
          <text:p text:style-name="P2"><text:span text:style-name="T3">+getRooms(): Room[ ]</text:span></text:p>
          <text:p text:style-name="P2"><text:span text:style-name="T3">+createRoom(nam): Room</text:span></text:p>
          <text:p text:style-name="P2"><text:span text:style-name="T3">+sendMessage(Player sender, String msg, Player receiver)</text:span></text:p>
          <text:p text:style-name="P2"><text:span text:style-name="T3">+getMessages(Player receiver): PlayerMessage[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795cm" svg:height="5.842cm" svg:x="8.874cm" svg:y="17.891cm">
          <text:p text:style-name="P1"><text:span text:style-name="T5">TicTacToeGame</text:span></text:p>
          <text:p text:style-name="P1"><text:span text:style-name="T6"/></text:p>
          <text:p text:style-name="P2"><text:span text:style-name="T6">+</text:span><text:span text:style-name="T7">startAIGame()</text:span><text:span text:style-name="T6"> : TicTacToeGame</text:span></text:p>
          <text:p text:style-name="P2"><text:span text:style-name="T3">+</text:span><text:span text:style-name="T4">startMultiplayerGame(playerName)</text:span><text:span text:style-name="T3"> : TicTacToeGame</text:span></text:p>
          <text:p text:style-name="P2"><text:span text:style-name="T3">+</text:span><text:span text:style-name="T4">spectate(gameId)</text:span><text:span text:style-name="T3"> : TicTacToeGame</text:span></text:p>
          <text:p text:style-name="P2"><text:span text:style-name="T3">+</text:span><text:span text:style-name="T4">check(TicTacToeBoard state, TTTMove move)</text:span><text:span text:style-name="T3">: TTTResult</text:span></text:p>
          <text:p text:style-name="P2"><text:span text:style-name="T3">+</text:span><text:span text:style-name="T4">isFinalState(TicTacToeBoard state)</text:span><text:span text:style-name="T3"> : boolean</text:span></text:p>
          <text:p text:style-name="P2"><text:span text:style-name="T3">+getHistorySince(long timestamp) : TTTMove[ ]</text:span></text:p>
          <text:p text:style-name="P2"><text:span text:style-name="T3">+getSymbolPlayer(TTTPieceType) : TTTPlayer</text:span></text:p>
          <text:p text:style-name="P2"><text:span text:style-name="T3">+getCurrentBoard() : TicTacToeBoard</text:span></text:p>
          <text:p text:style-name="P2"><text:span text:style-name="T3">+currentMovePlayer : TTTPlayer</text:span></text:p>
          <text:p text:style-name="P2"><text:span text:style-name="T3">+playMove(TTTMove) : TTT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842cm" svg:height="4.311cm" svg:x="8.51cm" svg:y="12.025cm">
          <text:p text:style-name="P1"><text:span text:style-name="T8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getGameId: int</text:span></text:p>
          <text:p text:style-name="P2"><text:span text:style-name="T6">+getGameType(): GameType</text:span></text:p>
          <text:p text:style-name="P2"><text:span text:style-name="T3">+getPlayers(): Player[ ]</text:span></text:p>
          <text:p text:style-name="P2"><text:span text:style-name="T3">+playerJoins(Player)</text:span></text:p>
          <text:p text:style-name="P2"><text:span text:style-name="T3">+playerLeaves(Player)</text:span></text:p>
          <text:p text:style-name="P2"><text:span text:style-name="T3">+getState: {PREREQ,PLAY,END}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71cm" svg:y1="17.891cm" svg:x2="11.431cm" svg:y2="16.336cm" draw:start-shape="id1" draw:start-glue-point="0" draw:end-shape="id2" draw:end-glue-point="2" svg:d="M14271 17891v-778h-2840v-777" svg:viewBox="0 0 2841 1556">
          <text:p/>
        </draw:connector>
        <draw:connector draw:style-name="gr5" draw:layer="layout" draw:line-skew="1.41cm" svg:x1="6.356cm" svg:y1="6.715cm" svg:x2="11.431cm" svg:y2="12.025cm" draw:start-shape="id3" draw:start-glue-point="2" draw:end-shape="id2" draw:end-glue-point="0" svg:d="M6356 6715v4064h5075v1246" svg:viewBox="0 0 5076 531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lastMove: TTTMove</text:span></text:p>
          <text:p text:style-name="P2"><text:span text:style-name="T6">+permitted: boolean</text:span></text:p>
          <text:p text:style-name="P2"><text:span text:style-name="T6">+newState: TicTacToeBoard</text:span></text:p>
          <text:p text:style-name="P2"><text:span text:style-name="T6">+playResult:{WIN,DRAW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5.384cm">
          <text:p text:style-name="P1"><text:span text:style-name="T9">TTTMove</text:span></text:p>
          <text:p text:style-name="P2"><text:span text:style-name="T10">+timestamp: long</text:span></text:p>
          <text:p text:style-name="P2"><text:span text:style-name="T10">+subject: TTTPlayer</text:span></text:p>
          <text:p text:style-name="P2"><text:span text:style-name="T10">+verb: {PlacePiece}</text:span></text:p>
          <text:p text:style-name="P2"><text:span text:style-name="T10">+object: TTTPiece</text:span></text:p>
          <text:p text:style-name="P2"><text:span text:style-name="T10">+pos: Vec2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271cm" svg:y1="23.733cm" svg:x2="17.228cm" svg:y2="25.384cm" draw:start-shape="id1" draw:start-glue-point="2" draw:end-shape="id4" svg:d="M14271 23733v826h2957v825" svg:viewBox="0 0 2958 1652">
          <text:p/>
        </draw:connector>
        <draw:connector draw:style-name="gr8" draw:text-style-name="P5" draw:layer="layout" svg:x1="14.271cm" svg:y1="23.733cm" svg:x2="12.493cm" svg:y2="25.384cm" draw:start-shape="id1" draw:start-glue-point="2" draw:end-shape="id5" draw:end-glue-point="0" svg:d="M14271 23733v826h-1778v825" svg:viewBox="0 0 1779 1652">
          <text:p/>
        </draw:connector>
        <draw:custom-shape draw:style-name="gr9" draw:text-style-name="P7" xml:id="id6" draw:id="id6" draw:layer="layout" svg:width="5.588cm" svg:height="2.738cm" svg:x="4.81cm" svg:y="25.384cm">
          <text:p text:style-name="P1"><text:span text:style-name="T9">TicTacToeBoard</text:span></text:p>
          <text:p text:style-name="P1"><text:span text:style-name="T10"/></text:p>
          <text:p text:style-name="P2"><text:span text:style-name="T10">-slots:TTTPiece[ ][ ]</text:span></text:p>
          <text:p text:style-name="P2"><text:span text:style-name="T10">+getSlot(Vec2D pos): TTTPiece</text:span></text:p>
          <text:p text:style-name="P2"><text:span text:style-name="T10">+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74cm" svg:y1="20.812cm" svg:x2="7.604cm" svg:y2="25.384cm" draw:start-shape="id1" draw:start-glue-point="3" draw:end-shape="id6" draw:end-glue-point="0" svg:d="M8874 20812h-1270v4572" svg:viewBox="0 0 1271 4573">
          <text:p text:style-name="P1"><text:span text:style-name="T11">1:1</text:span></text:p>
        </draw:connector>
        <draw:custom-shape draw:style-name="gr11" draw:text-style-name="P9" xml:id="id8" draw:id="id8" draw:layer="layout" svg:width="5.969cm" svg:height="3.048cm" svg:x="1.635cm" svg:y="11.033cm">
          <text:p text:style-name="P1"><text:span text:style-name="T12">&lt;&lt;interface&gt;&gt;</text:span></text:p>
          <text:p text:style-name="P1"><text:span text:style-name="T12"/></text:p>
          <text:p text:style-name="P1"><text:span text:style-name="T9">Player</text:span></text:p>
          <text:p text:style-name="P1"><text:span text:style-name="T12"/></text:p>
          <text:p text:style-name="P2"><text:span text:style-name="T12">+getPlayerName(): String</text:span></text:p>
          <text:p text:style-name="P2"><text:span text:style-name="T12">+notifyMoveMade(Ga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5.969cm" svg:height="2.54cm" svg:x="1.635cm" svg:y="14.917cm">
          <text:p text:style-name="P1"><text:span text:style-name="T12">&lt;&lt;interface&gt;&gt;</text:span></text:p>
          <text:p text:style-name="P1"><text:span text:style-name="T9">TTTPlayer</text:span></text:p>
          <text:p text:style-name="P1"><text:span text:style-name="T12"/></text:p>
          <text:p text:style-name="P2"><text:span text:style-name="T12">+setPiece(TTTPiece) 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619cm" svg:y1="14.917cm" svg:x2="4.619cm" svg:y2="14.081cm" draw:start-shape="id7" draw:start-glue-point="0" draw:end-shape="id8" draw:end-glue-point="2" svg:d="M4619 14917v-836" svg:viewBox="0 0 1 837">
          <text:p/>
        </draw:connector>
        <draw:frame draw:style-name="gr14" draw:text-style-name="P10" draw:layer="layout" svg:width="17.78cm" svg:height="0.762cm" svg:x="1.635cm" svg:y="1.127cm">
          <draw:text-box>
            <text:p text:style-name="P1"><text:span text:style-name="T11">The abstraction level here is the Object model. (Not the API.)</text:span></text:p>
          </draw:text-box>
        </draw:frame>
        <draw:custom-shape draw:style-name="gr15" draw:text-style-name="P9" xml:id="id9" draw:id="id9" draw:layer="layout" svg:width="7.366cm" svg:height="5.334cm" svg:x="12.43cm" svg:y="5.064cm">
          <text:p text:style-name="P1"><text:span text:style-name="T9">Room</text:span></text:p>
          <text:p text:style-name="P1"><text:span text:style-name="T12"/></text:p>
          <text:p text:style-name="P2"><text:span text:style-name="T12">+getRoomId() : int</text:span></text:p>
          <text:p text:style-name="P2"><text:span text:style-name="T12">+getName() : String</text:span></text:p>
          <text:p text:style-name="P2"><text:span text:style-name="T12">+close() </text:span></text:p>
          <text:p text:style-name="P2"><text:span text:style-name="T12">+setAllowedGames( GameType[ ] )</text:span></text:p>
          <text:p text:style-name="P2"><text:span text:style-name="T12">+getMembers() : Player[ ]</text:span></text:p>
          <text:p text:style-name="P2"><text:span text:style-name="T13">+joins(Player) : Player[ ]</text:span></text:p>
          <text:p text:style-name="P2"><text:span text:style-name="T3">+leaves(Player)</text:span></text:p>
          <text:p text:style-name="P2"><text:span text:style-name="T3">+getLiveGames() : Game[ ]</text:span></text:p>
          <text:p text:style-name="P2"><text:span text:style-name="T13">+invite(Player,GameType,Player):Gam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s" svg:x1="11.414cm" svg:y1="4.365cm" svg:x2="16.113cm" svg:y2="5.064cm" draw:start-shape="id3" draw:start-glue-point="1" draw:end-shape="id9" draw:end-glue-point="0" svg:d="M11414 4365h501l4198 198v501" svg:viewBox="0 0 4700 700">
          <text:p text:style-name="P1"><text:span text:style-name="T10">1:n</text:span></text:p>
        </draw:connector>
        <draw:connector draw:style-name="gr5" draw:layer="layout" draw:line-skew="0.635cm" svg:x1="6.356cm" svg:y1="6.715cm" svg:x2="4.619cm" svg:y2="11.033cm" draw:start-shape="id3" draw:start-glue-point="2" draw:end-shape="id8" draw:end-glue-point="0" svg:d="M6356 6715v2794h-1737v1524" svg:viewBox="0 0 1738 4319">
          <text:p/>
        </draw:connector>
        <draw:custom-shape draw:style-name="gr17" draw:text-style-name="P9" xml:id="id10" draw:id="id10" draw:layer="layout" svg:width="4.572cm" svg:height="2.413cm" svg:x="1.439cm" svg:y="18.804cm">
          <text:p text:style-name="P1"><text:span text:style-name="T9">HumanTTTPlayer</text:span></text:p>
          <text:p text:style-name="P1"><text:span text:style-name="T12"/></text:p>
          <text:p text:style-name="P2"><text:span text:style-name="T12">+</text:span><text:span text:style-name="T14">createHumanPlayer()</text:span><text:span text:style-name="T12"> </text:span></text:p>
          <text:p text:style-name="P2"><text:span text:style-name="T12">+setPlayerName(String)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3.725cm" svg:y1="18.804cm" svg:x2="4.619cm" svg:y2="17.457cm" draw:start-shape="id10" draw:start-glue-point="0" draw:end-shape="id7" draw:end-glue-point="2" svg:d="M3725 18804v-674h894v-673" svg:viewBox="0 0 895 1348">
          <text:p/>
        </draw:connector>
        <draw:connector draw:style-name="gr5" draw:layer="layout" svg:x1="16.113cm" svg:y1="10.398cm" svg:x2="11.431cm" svg:y2="12.025cm" draw:start-shape="id9" draw:start-glue-point="2" draw:end-shape="id2" draw:end-glue-point="0" svg:d="M16113 10398v813h-4682v814" svg:viewBox="0 0 4683 1628">
          <text:p/>
        </draw:connector>
        <draw:custom-shape draw:style-name="gr19" draw:text-style-name="P9" xml:id="id11" draw:id="id11" draw:layer="layout" svg:width="4.903cm" svg:height="2.921cm" svg:x="7.273cm" svg:y="7.223cm">
          <text:p text:style-name="P1"><text:span text:style-name="T9">PlayerMessage</text:span></text:p>
          <text:p text:style-name="P2"><text:span text:style-name="T3">+fromPlayer: Player</text:span></text:p>
          <text:p text:style-name="P2"><text:span text:style-name="T3">+toPlayerConstraint: Player</text:span></text:p>
          <text:p text:style-name="P2"><text:span text:style-name="T3">+toGameConstraint: Game</text:span></text:p>
          <text:p text:style-name="P2"><text:span text:style-name="T3">+toRoomConstraint: Room</text:span></text:p>
          <text:p text:style-name="P2"><text:span text:style-name="T3">+messageHTML: String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6.356cm" svg:y1="6.715cm" svg:x2="7.273cm" svg:y2="8.683cm" draw:start-shape="id3" draw:start-glue-point="2" draw:end-shape="id11" draw:end-glue-point="3" svg:d="M6356 6715v500l415 1468h502" svg:viewBox="0 0 918 1969">
          <text:p/>
        </draw:connector>
        <draw:custom-shape draw:style-name="gr21" draw:text-style-name="P9" xml:id="id12" draw:id="id12" draw:layer="layout" svg:width="4.826cm" svg:height="2.159cm" svg:x="1.889cm" svg:y="21.574cm">
          <text:p text:style-name="P1"><text:span text:style-name="T9">TTTBot</text:span></text:p>
          <text:p text:style-name="P1"><text:span text:style-name="T12"/></text:p>
          <text:p text:style-name="P2"><text:span text:style-name="T12">+</text:span><text:span text:style-name="T14">createBot(algorithm</text:span><text:span text:style-name="T12">) </text:span></text:p>
          <text:p text:style-name="P2"><text:span text:style-name="T12">+decideMove(): TTTMove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0cm -1.079cm" svg:x1="6.715cm" svg:y1="22.653cm" svg:x2="4.619cm" svg:y2="17.457cm" draw:start-shape="id12" draw:start-glue-point="1" draw:end-shape="id7" draw:end-glue-point="2" svg:d="M6715 22653h501v-4217h-2597v-979" svg:viewBox="0 0 2598 5197">
          <text:p/>
        </draw:connector>
        <draw:connector draw:style-name="gr22" draw:text-style-name="P8" draw:layer="layout" svg:x1="8.51cm" svg:y1="14.18cm" svg:x2="7.604cm" svg:y2="12.557cm" draw:start-shape="id2" draw:start-glue-point="3" draw:end-shape="id8" draw:end-glue-point="1" svg:d="M8510 14180h-453v-1623h-453" svg:viewBox="0 0 907 1624">
          <text:p text:style-name="P1"><text:span text:style-name="T11">n:m</text:span></text:p>
        </draw:connector>
        <draw:custom-shape draw:style-name="gr23" draw:text-style-name="P9" xml:id="id13" draw:id="id13" draw:layer="layout" svg:width="4.876cm" svg:height="3.867cm" svg:x="15.124cm" svg:y="12.5cm">
          <text:p text:style-name="P1"><text:span text:style-name="T9">GameType</text:span></text:p>
          <text:p text:style-name="P1"><text:span text:style-name="T12"/></text:p>
          <text:p text:style-name="P2"><text:span text:style-name="T12">+getGameTypeId() : int</text:span></text:p>
          <text:p text:style-name="P2"><text:span text:style-name="T12">+getName() : String</text:span></text:p>
          <text:p text:style-name="P2"><text:span text:style-name="T12">+getPlayerMin():int</text:span></text:p>
          <text:p text:style-name="P2"><text:span text:style-name="T12">+getPlayerMax():int</text:span></text:p>
          <text:p text:style-name="P2"><text:span text:style-name="T12">+getDimensions():Vec2D</text:span></text:p>
          <text:p text:style-name="P2"><text:span text:style-name="T12">+getBriefInstruction():HTML</text:span></text:p>
          <text:p text:style-name="P2"><text:span text:style-name="T12">+getFullRules():HTML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draw:line-skew="-5.658cm 0.399cm" svg:x1="14.352cm" svg:y1="14.18cm" svg:x2="17.562cm" svg:y2="12.5cm" draw:start-shape="id2" draw:start-glue-point="1" draw:end-shape="id13" draw:end-glue-point="0" svg:d="M14352 14180h491v-2258h2719v578" svg:viewBox="0 0 3211 2259">
          <text:p/>
        </draw:connector>
        <draw:frame draw:style-name="gr25" draw:text-style-name="P12" draw:layer="layout" svg:width="1.399cm" svg:height="0.669cm" svg:x="15.605cm" svg:y="11.888cm">
          <draw:text-box>
            <text:p><text:span text:style-name="T10">n: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8T12:56:41.554244000</dc:date>
    <meta:editing-duration>PT12H27M55S</meta:editing-duration>
    <meta:editing-cycles>23</meta:editing-cycles>
    <meta:generator>LibreOffice/5.0.3.2$MacOSX_X86_64 LibreOffice_project/e5f16313668ac592c1bfb310f4390624e3dbfb75</meta:generator>
    <meta:document-statistic meta:object-count="29"/>
  </office:meta>
</office:document-meta>
</file>